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list-style-name="L1">
      <style:text-properties fo:font-weight="normal" style:font-weight-asian="normal" style:font-weight-complex="normal"/>
    </style:style>
    <style:style style:name="P3" style:family="paragraph" style:parent-style-name="Standard" style:list-style-name="L1">
      <style:text-properties style:text-line-through-style="none"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text-line-through-style="none" fo:font-size="12pt" fo:font-style="normal" style:text-underline-style="none" style:font-size-asian="12pt" style:font-style-asian="normal" style:font-size-complex="12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2003944761986394364" text:style-name="L1">
        <text:list-item>
          <text:p text:style-name="P2">Sarah</text:p>
        </text:list-item>
        <text:list-item>
          <text:p text:style-name="P2">Grandpa</text:p>
        </text:list-item>
        <text:list-item>
          <text:p text:style-name="P2">Forest town chieftain</text:p>
        </text:list-item>
        <text:list-item>
          <text:p text:style-name="P2">Monsieur Maim</text:p>
        </text:list-item>
        <text:list-item>
          <text:p text:style-name="P2">General Trent</text:p>
        </text:list-item>
        <text:list-item>
          <text:p text:style-name="P2">Merchant Melchom</text:p>
        </text:list-item>
        <text:list-item>
          <text:p text:style-name="P2">Spindly Chali –<text:span text:style-name="T1"> A Secretmonger who takes his craft seriously, Chali is a sophisticated yet sarcastic man in his 40's. There's an air of indignity in him that feels like he's looking down on you. He can also give clues to some of your missions for a price. </text:span></text:p>
        </text:list-item>
        <text:list-item>
          <text:p text:style-name="P3">Harvest Lord Manley</text:p>
        </text:list-item>
        <text:list-item>
          <text:p text:style-name="P3">Harvest Lord Bosworth – Always flustered and with a hundred things in his mind, Bosworth is an overwhelmed leader. He was just a simple farmer before all this. </text:p>
        </text:list-item>
        <text:list-item>
          <text:p text:style-name="P3">Ilfraternity leader </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1T16:44:51.62</meta:creation-date>
    <meta:generator>OpenOffice.org/3.4.1$Win32 OpenOffice.org_project/341m1$Build-9593</meta:generator>
    <dc:date>2015-02-24T11:02:42.04</dc:date>
    <meta:editing-duration>P1DT3H3M58S</meta:editing-duration>
    <meta:editing-cycles>686</meta:editing-cycles>
    <meta:document-statistic meta:table-count="0" meta:image-count="0" meta:object-count="0" meta:page-count="1" meta:paragraph-count="10" meta:word-count="102" meta:character-count="540"/>
  </office:meta>
</office:document-meta>
</file>